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0dad4" officeooo:paragraph-rsid="0010dad4"/>
    </style:style>
    <style:style style:name="P2" style:family="paragraph" style:parent-style-name="Preformatted_20_Text">
      <style:text-properties fo:font-variant="normal" fo:text-transform="none" fo:color="#252525" style:font-name="sans-serif" fo:font-size="10.5pt" fo:letter-spacing="normal" fo:font-style="normal" fo:font-weight="normal" officeooo:rsid="0010dad4" officeooo:paragraph-rsid="0010da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á ý é ó Ы́</text:p>
      <text:p text:style-name="P1">є ї</text:p>
      <text:p text:style-name="P2">А́, а́, Е́, е́, И́, и́, О́, о́, У́, у́, Ы́, ы́, Э́, э́, Ю́, ю́, Я́, я́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25T20:18:43.099390613</dc:date>
    <dc:creator>sehrguey </dc:creator>
    <meta:editing-duration>PT26S</meta:editing-duration>
    <meta:editing-cycles>1</meta:editing-cycles>
    <meta:document-statistic meta:table-count="0" meta:image-count="0" meta:object-count="0" meta:page-count="1" meta:paragraph-count="3" meta:word-count="25" meta:character-count="64" meta:non-whitespace-character-count="42"/>
    <meta:generator>LibreOffice/4.3.3.2$Linux_x86 LibreOffice_project/430m0$Build-2</meta:generator>
  </office:meta>
</office:document-meta>
</file>